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8e8e8e"/>
    </style:style>
    <style:style style:name="gr2" style:family="graphic" style:parent-style-name="standard">
      <style:graphic-properties svg:stroke-width="0.001cm" svg:stroke-color="#555555" draw:fill="none" draw:fill-color="#ffffff" fo:padding-top="-0.049cm" fo:padding-bottom="-0.049cm" fo:padding-left="-0.049cm" fo:padding-right="-0.049cm"/>
    </style:style>
    <style:style style:name="gr3" style:family="graphic" style:parent-style-name="standard">
      <style:graphic-properties draw:stroke="none" svg:stroke-width="0.001cm" draw:fill-color="#c7c7c7"/>
    </style:style>
    <style:style style:name="gr4" style:family="graphic" style:parent-style-name="standard">
      <style:graphic-properties draw:stroke="none" svg:stroke-width="0.001cm" draw:fill-color="#717171"/>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draw:stroke="none" svg:stroke-width="0.001cm" draw:fill-color="#555555"/>
    </style:style>
  </office:automatic-styles>
  <office:body>
    <office:drawing>
      <draw:page draw:name="page1" draw:style-name="dp1" draw:master-page-name="Default">
        <draw:g>
          <draw:glue-point draw:id="4" svg:x="-3.874cm" svg:y="-5cm"/>
          <draw:glue-point draw:id="5" svg:x="5cm" svg:y="-5cm"/>
          <draw:glue-point draw:id="6" svg:x="0.564cm" svg:y="-5cm"/>
          <draw:glue-point draw:id="7" svg:x="-5cm" svg:y="5cm"/>
          <draw:glue-point draw:id="8" svg:x="3.867cm" svg:y="5cm"/>
          <draw:glue-point draw:id="9" svg:x="-0.566cm" svg:y="5cm"/>
          <draw:glue-point draw:id="10" svg:x="-5cm" svg:y="-3.966cm"/>
          <draw:glue-point draw:id="11" svg:x="-5cm" svg:y="0.516cm"/>
          <draw:glue-point draw:id="12" svg:x="5cm" svg:y="3.851cm"/>
          <draw:glue-point draw:id="13" svg:x="5cm" svg:y="-0.575cm"/>
          <draw:glue-point draw:id="14" svg:x="-0.001cm" svg:y="-0.017cm"/>
          <draw:polygon draw:style-name="gr1" draw:layer="layout" svg:width="1.799cm" svg:height="1.787cm" svg:x="0cm" svg:y="0.213cm" svg:viewBox="0 0 1800 1788" draw:points="0,0 0,1788 1800,1788 1800,0">
            <text:p/>
          </draw:polygon>
          <draw:path draw:style-name="gr2" draw:layer="layout" svg:width="1.792cm" svg:height="1.784cm" svg:x="0.007cm" svg:y="0.213cm" svg:viewBox="0 0 1793 1785" svg:d="m1793 1785v-1785h-1793zm1793 1785z">
            <text:p/>
          </draw:path>
          <draw:polygon draw:style-name="gr3" draw:layer="layout" svg:width="2.029cm" svg:height="0.213cm" svg:x="0cm" svg:y="0cm" svg:viewBox="0 0 2030 214" draw:points="0,214 228,0 2030,0 1800,214">
            <text:p/>
          </draw:polygon>
          <draw:path draw:style-name="gr2" draw:layer="layout" svg:width="2.022cm" svg:height="0.213cm" svg:x="0.007cm" svg:y="0cm" svg:viewBox="0 0 2023 214" svg:d="m0 208 221-208h1802l-230 214h-1793zm0-6z">
            <text:p/>
          </draw:path>
          <draw:polygon draw:style-name="gr4" draw:layer="layout" svg:width="0.23cm" svg:height="1.983cm" svg:x="1.799cm" svg:y="0cm" svg:viewBox="0 0 231 1984" draw:points="0,212 231,0 231,1770 0,1984">
            <text:p/>
          </draw:polygon>
          <draw:polygon draw:style-name="gr2" draw:layer="layout" svg:width="0.23cm" svg:height="1.983cm" svg:x="1.799cm" svg:y="0cm" svg:viewBox="0 0 231 1984" draw:points="0,212 231,0 231,1770 0,1984">
            <text:p/>
          </draw:polygon>
          <draw:polygon draw:style-name="gr5" draw:layer="layout" svg:width="0.622cm" svg:height="0.279cm" svg:x="0.082cm" svg:y="0.95cm" svg:viewBox="0 0 623 280" draw:points="623,66 147,66 147,0 0,132 147,280 147,214 623,214">
            <text:p/>
          </draw:polygon>
          <draw:polygon draw:style-name="gr5" draw:layer="layout" svg:width="0.491cm" svg:height="0.491cm" svg:x="0.311cm" svg:y="0.525cm" svg:viewBox="0 0 492 492" draw:points="492,393 148,48 197,0 0,0 0,196 49,146 394,492">
            <text:p/>
          </draw:polygon>
          <draw:polygon draw:style-name="gr5" draw:layer="layout" svg:width="0.278cm" svg:height="0.623cm" svg:x="0.736cm" svg:y="0.295cm" svg:viewBox="0 0 279 624" draw:points="213,624 213,131 279,131 147,0 0,131 65,131 65,624">
            <text:p/>
          </draw:polygon>
          <draw:polygon draw:style-name="gr5" draw:layer="layout" svg:width="0.491cm" svg:height="0.491cm" svg:x="0.948cm" svg:y="0.525cm" svg:viewBox="0 0 492 492" draw:points="98,492 443,146 492,196 492,0 295,0 344,48 0,393">
            <text:p/>
          </draw:polygon>
          <draw:polygon draw:style-name="gr5" draw:layer="layout" svg:width="0.622cm" svg:height="0.279cm" svg:x="1.047cm" svg:y="0.95cm" svg:viewBox="0 0 623 280" draw:points="0,214 491,214 491,280 623,132 491,0 491,66 0,66">
            <text:p/>
          </draw:polygon>
          <draw:polygon draw:style-name="gr5" draw:layer="layout" svg:width="0.491cm" svg:height="0.492cm" svg:x="0.948cm" svg:y="1.164cm" svg:viewBox="0 0 492 493" draw:points="0,98 344,443 295,493 492,476 492,296 443,345 98,0">
            <text:p/>
          </draw:polygon>
          <draw:polygon draw:style-name="gr5" draw:layer="layout" svg:width="0.278cm" svg:height="0.623cm" svg:x="0.736cm" svg:y="1.262cm" svg:viewBox="0 0 279 624" draw:points="65,0 65,493 0,493 147,624 279,493 213,493 213,0">
            <text:p/>
          </draw:polygon>
          <draw:polygon draw:style-name="gr5" draw:layer="layout" svg:width="0.491cm" svg:height="0.492cm" svg:x="0.311cm" svg:y="1.164cm" svg:viewBox="0 0 492 493" draw:points="394,0 49,345 0,296 0,493 197,493 148,443 492,98">
            <text:p/>
          </draw:polygon>
          <draw:polygon draw:style-name="gr6" draw:layer="layout" svg:width="0.621cm" svg:height="0.279cm" svg:x="0.098cm" svg:y="0.967cm" svg:viewBox="0 0 622 280" draw:points="622,65 147,65 147,0 0,131 147,280 147,214 622,214">
            <text:p/>
          </draw:polygon>
          <draw:polygon draw:style-name="gr6" draw:layer="layout" svg:width="0.491cm" svg:height="0.492cm" svg:x="0.327cm" svg:y="0.541cm" svg:viewBox="0 0 492 493" draw:points="492,394 147,48 197,0 0,0 0,197 49,147 393,493">
            <text:p/>
          </draw:polygon>
          <draw:polygon draw:style-name="gr6" draw:layer="layout" svg:width="0.278cm" svg:height="0.623cm" svg:x="0.752cm" svg:y="0.311cm" svg:viewBox="0 0 279 624" draw:points="213,624 213,130 279,130 147,0 0,130 65,130 65,624">
            <text:p/>
          </draw:polygon>
          <draw:polygon draw:style-name="gr6" draw:layer="layout" svg:width="0.491cm" svg:height="0.492cm" svg:x="0.965cm" svg:y="0.541cm" svg:viewBox="0 0 492 493" draw:points="98,493 442,147 492,197 492,0 295,0 344,48 0,394">
            <text:p/>
          </draw:polygon>
          <draw:polygon draw:style-name="gr6" draw:layer="layout" svg:width="0.621cm" svg:height="0.279cm" svg:x="1.064cm" svg:y="0.967cm" svg:viewBox="0 0 622 280" draw:points="0,214 489,214 489,280 622,131 489,0 489,65 0,65">
            <text:p/>
          </draw:polygon>
          <draw:polygon draw:style-name="gr6" draw:layer="layout" svg:width="0.491cm" svg:height="0.491cm" svg:x="0.965cm" svg:y="1.181cm" svg:viewBox="0 0 492 492" draw:points="0,98 344,443 295,492 492,476 492,295 442,344 98,0">
            <text:p/>
          </draw:polygon>
          <draw:polygon draw:style-name="gr6" draw:layer="layout" svg:width="0.278cm" svg:height="0.623cm" svg:x="0.752cm" svg:y="1.279cm" svg:viewBox="0 0 279 624" draw:points="65,0 65,491 0,491 147,624 279,491 213,491 213,0">
            <text:p/>
          </draw:polygon>
          <draw:polygon draw:style-name="gr6" draw:layer="layout" svg:width="0.491cm" svg:height="0.491cm" svg:x="0.327cm" svg:y="1.181cm" svg:viewBox="0 0 492 492" draw:points="393,0 49,344 0,295 0,492 197,492 147,443 492,98">
            <text:p/>
          </draw:polygon>
          <draw:polygon draw:style-name="gr5" draw:layer="layout" svg:width="0.539cm" svg:height="0.541cm" svg:x="0.605cm" svg:y="0.836cm" svg:viewBox="0 0 540 542" draw:points="540,271 539,257 538,243 536,229 534,216 531,202 527,189 522,176 518,164 511,151 505,139 499,127 491,115 483,104 474,94 465,84 455,74 445,65 434,56 424,48 412,41 400,33 388,27 376,22 363,17 350,12 337,8 324,5 310,3 297,1 283,0 269,0 255,0 242,1 229,3 215,5 202,8 189,12 175,17 163,22 151,27 139,33 126,41 114,48 104,56 93,65 83,74 74,84 64,94 56,104 48,115 40,127 33,139 27,151 21,164 16,176 12,189 8,202 5,216 2,229 0,243 0,257 0,271 0,284 0,298 2,312 5,325 8,339 12,352 16,365 21,377 27,390 33,402 40,414 48,426 56,437 64,447 74,457 83,467 93,476 104,485 114,493 126,501 139,507 151,514 163,520 175,525 189,528 202,533 215,536 229,538 242,540 255,541 269,542 283,541 297,540 310,538 324,536 337,533 350,528 363,525 376,520 388,514 400,507 412,501 424,493 434,485 445,476 455,467 465,457 474,447 483,437 491,426 499,414 505,402 511,390 518,377 522,365 527,352 531,339 534,325 536,312 538,298 539,284">
            <text:p/>
          </draw:polygon>
          <draw:polygon draw:style-name="gr6" draw:layer="layout" svg:width="0.539cm" svg:height="0.54cm" svg:x="0.638cm" svg:y="0.869cm" svg:viewBox="0 0 540 541" draw:points="540,270 539,257 538,243 537,229 534,215 531,202 527,189 523,176 518,164 511,151 506,139 499,127 491,115 483,104 474,94 465,84 456,74 445,65 435,56 424,48 412,40 401,34 389,27 375,21 363,16 351,12 337,8 324,5 310,3 297,1 283,0 270,0 256,0 242,1 229,3 215,5 202,8 189,12 176,16 163,21 151,27 138,34 127,40 115,48 104,56 94,65 83,74 74,84 65,94 56,104 48,115 40,127 33,139 27,151 21,164 16,176 12,189 8,202 5,215 2,229 1,243 0,257 0,270 0,284 1,298 2,310 5,324 8,338 12,351 16,364 21,377 27,389 33,402 40,413 48,425 56,436 65,446 74,457 83,466 94,476 104,484 115,492 127,499 138,507 151,513 163,519 176,524 189,528 202,532 215,535 229,537 242,539 256,541 270,541 283,541 297,539 310,537 324,535 337,532 351,528 363,524 375,519 389,513 401,507 412,499 424,492 435,484 445,476 456,466 465,457 474,446 483,436 491,425 499,413 506,402 511,389 518,377 523,364 527,351 531,338 534,324 537,310 538,298 539,284">
            <text:p/>
          </draw:polygon>
          <draw:polygon draw:style-name="gr7" draw:layer="layout" svg:width="0.539cm" svg:height="0.54cm" svg:x="0.621cm" svg:y="0.853cm" svg:viewBox="0 0 540 541" draw:points="540,270 539,256 538,242 537,229 534,215 531,202 527,189 522,176 517,164 512,151 506,139 499,127 490,115 483,104 474,94 465,84 456,74 445,65 435,56 424,48 412,40 400,33 389,27 376,21 363,16 351,11 337,8 324,5 310,2 297,1 283,0 270,0 256,0 242,1 229,2 215,5 202,8 189,11 176,16 163,21 151,27 138,33 127,40 115,48 104,56 94,65 83,74 74,84 64,94 56,104 48,115 40,127 33,139 27,151 21,164 16,176 12,189 8,202 5,215 2,229 0,242 0,256 0,270 0,284 0,298 2,311 5,325 8,338 12,351 16,364 21,376 27,389 33,401 40,413 48,425 56,436 64,446 74,456 83,466 94,475 104,484 115,492 127,500 138,506 151,513 163,519 176,524 189,528 202,532 215,535 229,538 242,539 256,540 270,541 283,540 297,539 310,538 324,535 337,532 351,528 363,524 376,519 389,513 400,506 412,500 424,492 435,484 445,475 456,466 465,456 474,446 483,436 490,425 499,413 506,401 512,389 517,376 522,364 527,351 531,338 534,325 537,311 538,298 539,284">
            <text:p/>
          </draw:polygon>
          <draw:path draw:style-name="gr5" draw:layer="layout" svg:width="0.228cm" svg:height="0.292cm" svg:x="0.716cm" svg:y="0.991cm" svg:viewBox="0 0 229 293" svg:d="m0 195 56-5c3 19 10 33 20 41 10 9 24 13 41 13s32-4 41-11c10-8 14-17 14-28 0-6-2-12-6-17-4-4-10-9-21-12-6-3-21-7-44-12-32-8-53-18-65-29-17-15-26-34-26-56 0-15 4-28 13-41 7-12 20-22 35-28s34-10 55-10c35 0 62 7 80 23s27 37 27 63l-56 2c-3-14-8-25-15-32-9-6-21-9-36-9-17 0-30 4-40 10-5 5-8 11-8 17 0 7 2 13 8 18 7 6 24 12 52 19 27 6 48 13 62 20 12 7 24 17 30 28 8 14 12 29 12 46 0 16-5 31-14 45-9 15-22 25-38 32s-36 11-61 11c-36 0-63-9-81-26l-20-16-12-24z">
            <text:p/>
          </draw:path>
          <draw:path draw:style-name="gr5" draw:layer="layout" svg:width="0.054cm" svg:height="0.282cm" svg:x="0.986cm" svg:y="0.996cm" svg:viewBox="0 0 55 283" svg:d="m0 50v-50h55v50zm-55 233v-206h55v206z">
            <text:p/>
          </draw:path>
          <draw:path draw:style-name="gr6" draw:layer="layout" svg:width="0.228cm" svg:height="0.292cm" svg:x="0.7cm" svg:y="0.975cm" svg:viewBox="0 0 229 293" svg:d="m0 196 55-6c4 19 10 32 21 41 10 9 24 14 41 14 18 0 31-5 41-13 9-7 14-16 14-26 0-7-2-13-6-18s-10-8-21-12c-6-3-21-7-44-12-32-8-53-18-65-29-17-15-26-34-26-56 0-15 4-28 13-41 8-12 20-22 35-28 15-7 34-10 55-10 35 0 62 7 80 23 17 16 27 37 28 63l-58 1c-2-14-6-24-15-31-8-6-20-9-35-9-17 0-30 4-39 10-6 4-9 10-9 18 0 7 2 12 8 17 7 6 24 12 51 19 28 6 49 14 63 20 12 7 23 17 30 29 8 12 12 27 12 45 0 17-5 32-14 46s-21 24-38 31c-16 7-36 11-61 11-36 0-63-9-81-26l-20-16-11-24z">
            <text:p/>
          </draw:path>
          <draw:path draw:style-name="gr6" draw:layer="layout" svg:width="0.054cm" svg:height="0.282cm" svg:x="0.97cm" svg:y="0.98cm" svg:viewBox="0 0 55 283" svg:d="m0 50v-50h55v50zm-55 233v-206h55v206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ultilayer Switch with Silicon subdued</dc:title>
    <meta:creation-date>2011-02-07T16:41:23</meta:creation-date>
    <meta:editing-duration>P0D</meta:editing-duration>
    <meta:editing-cycles>1</meta:editing-cycles>
    <meta:document-statistic meta:object-count="30"/>
    <meta:generator>OpenOffice.org/3.3$Linux OpenOffice.org_project/330m20$Build-9567</meta:generator>
  </office:meta>
</office:document-meta>
</file>